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5cm"/>
    </style:style>
    <style:style style:name="gr2" style:family="graphic" style:parent-style-name="objectwithoutfill">
      <style:graphic-properties svg:stroke-width="0.305cm" svg:stroke-color="#b3b3b3" draw:marker-start-width="0.655cm" draw:marker-end-width="0.655cm" draw:fill="none" draw:textarea-vertical-align="middle" fo:padding-top="0.275cm" fo:padding-bottom="0.275cm" fo:padding-left="0.4cm" fo:padding-right="0.4cm"/>
    </style:style>
    <style:style style:name="gr3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color="#000000" draw:fill="none" draw:fill-color="#ffffff" fo:min-height="1.27cm"/>
    </style:style>
    <style:style style:name="gr5" style:family="graphic" style:parent-style-name="standard">
      <style:graphic-properties draw:stroke="solid" svg:stroke-color="#000000" draw:fill="none" draw:fill-color="#ffffff" fo:min-height="0.512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7.575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1.201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655cm" fo:min-width="0cm"/>
    </style:style>
    <style:style style:name="gr9" style:family="graphic" style:parent-style-name="standard">
      <style:graphic-properties draw:stroke="solid" svg:stroke-color="#000000" draw:fill="none" draw:fill-color="#ffffff" fo:min-height="0.385cm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9.391cm"/>
    </style:style>
    <style:style style:name="gr12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71cm" svg:height="2.155cm" svg:x="10.62cm" svg:y="19.161cm">
          <draw:text-box>
            <text:p><text:span text:style-name="T1">Broadway</text:span></text:p>
          </draw:text-box>
        </draw:frame>
        <draw:line draw:style-name="gr2" draw:text-style-name="P2" draw:layer="layout" svg:x1="1.73cm" svg:y1="17.891cm" svg:x2="27.67cm" svg:y2="17.764cm">
          <text:p/>
        </draw:line>
        <draw:line draw:style-name="gr3" draw:text-style-name="P2" draw:layer="layout" svg:x1="6.81cm" svg:y1="17.637cm" svg:x2="6.81cm" svg:y2="4.175cm">
          <text:p/>
        </draw:line>
        <draw:frame draw:style-name="gr4" draw:layer="layout" svg:width="3.175cm" svg:height="1.52cm" draw:transform="rotate (-1.5707963267949) translate (5.54cm 13.192cm)">
          <draw:text-box>
            <text:p>H2</text:p>
          </draw:text-box>
        </draw:frame>
        <draw:frame draw:style-name="gr5" draw:text-style-name="P3" draw:layer="layout" svg:width="2.54cm" svg:height="0.762cm" svg:x="1.73cm" svg:y="12.303cm">
          <draw:text-box>
            <text:p><text:span text:style-name="T2">Yard limit</text:span></text:p>
          </draw:text-box>
        </draw:frame>
        <draw:frame draw:style-name="gr6" draw:text-style-name="P3" draw:layer="layout" svg:width="8.075cm" svg:height="0.729cm" draw:transform="rotate (-1.5707963267949) translate (3.217cm 3.286cm)">
          <draw:text-box>
            <text:p><text:span text:style-name="T2">Crossing gate</text:span></text:p>
          </draw:text-box>
        </draw:frame>
        <draw:frame draw:style-name="gr7" draw:text-style-name="P3" draw:layer="layout" svg:width="1.828cm" svg:height="1.685cm" draw:transform="rotate (-1.5707963267949) translate (5.342cm 9.713cm)">
          <draw:text-box>
            <text:p><text:span text:style-name="T2"><text:s/></text:span><text:span text:style-name="T2">4 White light</text:span></text:p>
          </draw:text-box>
        </draw:frame>
        <draw:frame draw:style-name="gr8" draw:text-style-name="P3" draw:layer="layout" svg:width="1.802cm" svg:height="1.905cm" svg:x="4.119cm" svg:y="6.715cm">
          <draw:text-box>
            <text:p><text:span text:style-name="T2">Signal </text:span></text:p>
            <text:p><text:span text:style-name="T2">Box</text:span></text:p>
          </draw:text-box>
        </draw:frame>
        <draw:frame draw:style-name="gr8" draw:text-style-name="P3" draw:layer="layout" svg:width="1.802cm" svg:height="1.905cm" svg:x="4.119cm" svg:y="3.54cm">
          <draw:text-box>
            <text:p><text:span text:style-name="T2">Master</text:span></text:p>
            <text:p><text:span text:style-name="T2">Signal </text:span></text:p>
            <text:p><text:span text:style-name="T2">Box</text:span></text:p>
          </draw:text-box>
        </draw:frame>
        <draw:line draw:style-name="gr3" draw:text-style-name="P4" draw:layer="layout" svg:x1="9.477cm" svg:y1="4.81cm" svg:x2="27.003cm" svg:y2="4.81cm">
          <text:p/>
        </draw:line>
        <draw:frame draw:style-name="gr9" draw:text-style-name="P3" draw:layer="layout" svg:width="2.794cm" svg:height="0.729cm" draw:transform="rotate (-1.5707963267949) translate (24.807cm 12.43cm)">
          <draw:text-box>
            <text:p><text:span text:style-name="T2">Semaphore</text:span></text:p>
          </draw:text-box>
        </draw:frame>
        <draw:frame draw:style-name="gr9" draw:text-style-name="P3" draw:layer="layout" svg:width="1.905cm" svg:height="0.729cm" svg:x="19.383cm" svg:y="2.307cm">
          <draw:text-box>
            <text:p><text:span text:style-name="T2">Lower</text:span></text:p>
          </draw:text-box>
        </draw:frame>
        <draw:frame draw:style-name="gr9" draw:text-style-name="P3" draw:layer="layout" svg:width="1.905cm" svg:height="0.729cm" svg:x="14.684cm" svg:y="2.27cm">
          <draw:text-box>
            <text:p><text:span text:style-name="T2">Bell</text:span></text:p>
          </draw:text-box>
        </draw:frame>
        <draw:frame draw:style-name="gr9" draw:text-style-name="P3" draw:layer="layout" svg:width="1.905cm" svg:height="0.729cm" svg:x="24.209cm" svg:y="2.27cm">
          <draw:text-box>
            <text:p><text:span text:style-name="T2">Banjo</text:span></text:p>
          </draw:text-box>
        </draw:frame>
        <draw:line draw:style-name="gr3" draw:text-style-name="P4" draw:layer="layout" svg:x1="9.35cm" svg:y1="7.477cm" svg:x2="26.876cm" svg:y2="7.477cm">
          <text:p/>
        </draw:line>
        <draw:frame draw:style-name="gr9" draw:text-style-name="P3" draw:layer="layout" svg:width="1.905cm" svg:height="0.729cm" svg:x="11.383cm" svg:y="2.308cm">
          <draw:text-box>
            <text:p><text:span text:style-name="T2">Upper</text:span></text:p>
          </draw:text-box>
        </draw:frame>
        <draw:frame draw:style-name="gr9" draw:text-style-name="P3" draw:layer="layout" svg:width="1.905cm" svg:height="0.729cm" svg:x="14.176cm" svg:y="8.62cm">
          <draw:text-box>
            <text:p><text:span text:style-name="T2">Dots</text:span></text:p>
          </draw:text-box>
        </draw:frame>
        <draw:frame draw:style-name="gr9" draw:text-style-name="P3" draw:layer="layout" svg:width="3.556cm" svg:height="0.729cm" svg:x="18.875cm" svg:y="8.657cm">
          <draw:text-box>
            <text:p><text:span text:style-name="T2">Motor Indicator</text:span></text:p>
          </draw:text-box>
        </draw:frame>
        <draw:frame draw:style-name="gr9" draw:text-style-name="P3" draw:layer="layout" svg:width="1.905cm" svg:height="0.729cm" svg:x="16.589cm" svg:y="10.017cm">
          <draw:text-box>
            <text:p><text:span text:style-name="T2">V20</text:span></text:p>
          </draw:text-box>
        </draw:frame>
        <draw:frame draw:style-name="gr9" draw:text-style-name="P3" draw:layer="layout" svg:width="1.905cm" svg:height="1.207cm" svg:x="10.748cm" svg:y="8.658cm">
          <draw:text-box>
            <text:p><text:span text:style-name="T2">Block</text:span></text:p>
            <text:p><text:span text:style-name="T2">Light</text:span></text:p>
          </draw:text-box>
        </draw:frame>
        <draw:frame draw:style-name="gr9" draw:text-style-name="P3" draw:layer="layout" svg:width="2.794cm" svg:height="0.729cm" draw:transform="rotate (-1.5707963267949) translate (2.746cm 14.081cm)">
          <draw:text-box>
            <text:p><text:span text:style-name="T2">X Sign</text:span></text:p>
          </draw:text-box>
        </draw:frame>
        <draw:frame draw:style-name="gr9" draw:text-style-name="P3" draw:layer="layout" svg:width="2.794cm" svg:height="0.729cm" svg:x="10.366cm" svg:y="11.705cm">
          <draw:text-box>
            <text:p><text:span text:style-name="T2">TALL </text:span></text:p>
          </draw:text-box>
        </draw:frame>
        <draw:line draw:style-name="gr3" draw:text-style-name="P2" draw:layer="layout" svg:x1="9.223cm" svg:y1="17.637cm" svg:x2="9.223cm" svg:y2="4.175cm">
          <text:p/>
        </draw:line>
        <draw:line draw:style-name="gr3" draw:text-style-name="P2" draw:layer="layout" svg:x1="6.81cm" svg:y1="17.637cm" svg:x2="6.81cm" svg:y2="4.175cm">
          <text:p/>
        </draw:line>
        <draw:frame draw:style-name="gr9" draw:text-style-name="P3" draw:layer="layout" svg:width="2.794cm" svg:height="0.729cm" svg:x="10.366cm" svg:y="13.864cm">
          <draw:text-box>
            <text:p><text:span text:style-name="T2">VLB</text:span></text:p>
          </draw:text-box>
        </draw:frame>
        <draw:frame draw:style-name="gr9" draw:text-style-name="P3" draw:layer="layout" svg:width="1.778cm" svg:height="0.729cm" svg:x="14.049cm" svg:y="15.605cm">
          <draw:text-box>
            <text:p><text:span text:style-name="T2">STOP</text:span></text:p>
          </draw:text-box>
        </draw:frame>
        <draw:frame draw:style-name="gr9" draw:text-style-name="P3" draw:layer="layout" svg:width="1.905cm" svg:height="1.207cm" svg:x="16.97cm" svg:y="15.295cm">
          <draw:text-box>
            <text:p><text:span text:style-name="T2">Search Light</text:span></text:p>
          </draw:text-box>
        </draw:frame>
        <draw:custom-shape draw:style-name="gr10" draw:text-style-name="P4" draw:layer="layout" svg:width="1.016cm" svg:height="0.762cm" svg:x="4.175cm" svg:y="16.875cm">
          <text:p text:style-name="P2"><text:span text:style-name="T2">H2B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016cm" svg:height="0.762cm" svg:x="5.572cm" svg:y="10.271cm">
          <text:p text:style-name="P2"><text:span text:style-name="T2">PB5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016cm" svg:height="0.762cm" svg:x="11.668cm" svg:y="3.667cm">
          <text:p text:style-name="P2"><text:span text:style-name="T2">PB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016cm" svg:height="0.762cm" svg:x="15.097cm" svg:y="3.54cm">
          <text:p text:style-name="P2"><text:span text:style-name="T2">TBD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016cm" svg:height="0.762cm" svg:x="19.669cm" svg:y="3.54cm">
          <text:p text:style-name="P2"><text:span text:style-name="T2">PB7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016cm" svg:height="0.762cm" svg:x="14.462cm" svg:y="7.731cm">
          <text:p text:style-name="P2"><text:span text:style-name="T2">PB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97cm" svg:height="0.762cm" svg:x="17.256cm" svg:y="7.731cm">
          <text:p text:style-name="P2"><text:span text:style-name="T2">PB2/B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397cm" svg:height="0.762cm" svg:x="9.509cm" svg:y="12.684cm">
          <text:p text:style-name="P2"><text:span text:style-name="T2">PB2/A</text:span></text:p>
          <draw:enhanced-geometry svg:viewBox="0 0 21600 21600" draw:type="rectangle" draw:enhanced-path="M 0 0 L 21600 0 21600 21600 0 21600 0 0 Z N"/>
        </draw:custom-shape>
        <draw:frame draw:style-name="gr11" draw:layer="layout" svg:width="9.891cm" svg:height="0.573cm" svg:x="16.001cm" svg:y="20.017cm">
          <draw:text-box>
            <text:p><text:span text:style-name="T3"><text:file-name text:display="full">/media/sdo/KINGSTON/orange/signal-box/doc/garden-where.odg</text:file-name></text:span></text:p>
          </draw:text-box>
        </draw:frame>
        <draw:frame draw:style-name="gr12" draw:text-style-name="P2" draw:layer="layout" svg:width="16.998cm" svg:height="2.994cm" svg:x="5.47cm" svg:y="9.29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2" draw:layer="layout" svg:width="17.019cm" svg:height="3.004cm" svg:x="5.459cm" svg:y="9.34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Oualline</meta:initial-creator>
    <meta:creation-date>2013-06-09T09:50:09</meta:creation-date>
    <dc:date>2014-04-13T19:12:54.386681820</dc:date>
    <dc:creator>Steve Oualline</dc:creator>
    <meta:editing-duration>PT5M27S</meta:editing-duration>
    <meta:editing-cycles>7</meta:editing-cycles>
    <meta:generator>LibreOffice/4.1.3.2$Linux_X86_64 LibreOffice_project/410m0$Build-2</meta:generator>
    <meta:printed-by>Steve Oualline</meta:printed-by>
    <meta:print-date>2014-04-13T19:05:29.591464779</meta:print-date>
    <meta:document-statistic meta:object-count="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file-name text:display="name-and-extension"/><text:file-name text:display="name-and-extension"/><text:file-name text:display="full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